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31:z31&quot;; 2021)" table:style-name="transparent_default"/>
          <table:table-cell table:formula="=HYPERLINK(&quot;#B2 Tax.a31:z31&quot;; &quot;B2&quot;)" table:style-name="transparent_default"/>
          <table:table-cell table:formula="=HYPERLINK(&quot;#B2 Tax.a31:z31&quot;; 10261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2.01000000000)" table:style-name="transparent_crypto"/>
          <table:table-cell table:formula="=HYPERLINK(&quot;#B2 Tax.a31:z31&quot;; 40602.00000000000000000)" table:style-name="transparent_fiat"/>
          <table:table-cell table:formula="=HYPERLINK(&quot;#B2 Tax.a31:z31&quot;; 30341.00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0.20000000000)" table:style-name="transparent_crypto"/>
          <table:table-cell table:formula="=HYPERLINK(&quot;#B2 Tax.a27:z27&quot;; 2840.000000000000000)" table:style-name="transparent_fiat"/>
          <table:table-cell table:formula="=HYPERLINK(&quot;#B2 Tax.a27:z27&quot;; 28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60.000000000000000)" table:style-name="transparent_fiat"/>
          <table:table-cell table:formula="=HYPERLINK(&quot;#B2 Tax.a27:z27&quot;; &quot;LONG&quot;)" table:style-name="transparent_default"/>
          <table:table-cell table:formula="=HYPERLINK(&quot;#B2 Tax.a27:z27&quot;; &quot;GIFT&quot;)" table:style-name="transparent_default"/>
          <table:table-cell table:formula="=HYPERLINK(&quot;#B2 Tax.a27:z27&quot;; 4.80000000000)" table:style-name="transparent_crypto"/>
          <table:table-cell table:formula="=HYPERLINK(&quot;#B2 Tax.a27:z27&quot;; 68160.00000000000000)" table:style-name="transparent_fiat"/>
          <table:table-cell table:formula="=HYPERLINK(&quot;#B2 Tax.a27:z27&quot;; 60600.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10251.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2.01000000000)" table:style-name="transparent_crypto"/>
          <table:table-cell table:formula="=HYPERLINK(&quot;#B4 Tax.a36:z36&quot;; 40602.000000000000000)" table:style-name="transparent_fiat"/>
          <table:table-cell table:formula="=HYPERLINK(&quot;#B4 Tax.a36:z36&quot;; 30351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252.00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MOVE&quot;)" table:style-name="transparent_default"/>
          <table:table-cell table:formula="=HYPERLINK(&quot;#B4 Tax.a36:z36&quot;; 0.04000000000)" table:style-name="transparent_crypto"/>
          <table:table-cell table:formula="=HYPERLINK(&quot;#B4 Tax.a36:z36&quot;; 856.000000000000000000)" table:style-name="transparent_fiat"/>
          <table:table-cell table:formula="=HYPERLINK(&quot;#B4 Tax.a36:z36&quot;; 604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4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2000000000)" table:style-name="transparent_crypto"/>
          <table:table-cell table:formula="=HYPERLINK(&quot;#B4 Tax.a35:z35&quot;; 288.0000000000000000000)" table:style-name="transparent_fiat"/>
          <table:table-cell table:formula="=HYPERLINK(&quot;#B4 Tax.a35:z35&quot;; 302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21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21000000000)" table:style-name="transparent_crypto"/>
          <table:table-cell table:formula="=HYPERLINK(&quot;#B4 Tax.a31:z31&quot;; 2982.000000000000000)" table:style-name="transparent_fiat"/>
          <table:table-cell table:formula="=HYPERLINK(&quot;#B4 Tax.a31:z31&quot;; 2961.0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8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3.79000000000)" table:style-name="transparent_crypto"/>
          <table:table-cell table:formula="=HYPERLINK(&quot;#B4 Tax.a31:z31&quot;; 54197.00000000000000)" table:style-name="transparent_fiat"/>
          <table:table-cell table:formula="=HYPERLINK(&quot;#B4 Tax.a31:z31&quot;; 53439.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38.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GIFT&quot;)" table:style-name="transparent_default"/>
          <table:table-cell table:formula="=HYPERLINK(&quot;#B4 Tax.a31:z31&quot;; 4.79000000000)" table:style-name="transparent_crypto"/>
          <table:table-cell table:formula="=HYPERLINK(&quot;#B4 Tax.a31:z31&quot;; 68018.00000000000000)" table:style-name="transparent_fiat"/>
          <table:table-cell table:formula="=HYPERLINK(&quot;#B4 Tax.a31:z31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2.0000000000000000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400.000000000000000)" table:style-name="highlighted_fiat"/>
          <table:table-cell table:formula="=HYPERLINK(&quot;#B2 In-Out.a13:z13&quot;; 20200.00000000000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602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4.36810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